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3083in" style:use-optimal-column-width="false"/>
    </style:style>
    <style:style style:name="TableColumn3" style:family="table-column">
      <style:table-column-properties style:column-width="2.3083in" style:use-optimal-column-width="false"/>
    </style:style>
    <style:style style:name="TableColumn4" style:family="table-column">
      <style:table-column-properties style:column-width="2.3083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  <style:text-properties fo:color="#000000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color="#000000"/>
    </style:style>
    <style:style style:name="TableCell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color="#000000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color="#000000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color="#000000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color="#000000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color="#000000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color="#000000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color="#000000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color="#00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color="#000000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color="#000000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color="#000000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color="#000000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color="#000000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color="#000000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color="#000000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color="#000000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color="#000000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color="#000000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color="#000000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color="#000000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color="#000000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color="#000000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color="#000000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color="#000000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color="#0000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color="#000000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color="#000000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color="#000000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color="#000000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color="#000000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color="#000000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color="#000000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fo:color="#000000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color="#000000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color="#000000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fo:color="#000000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color="#000000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color="#000000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color="#000000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color="#000000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color="#000000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color="#000000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color="#000000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color="#000000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color="#000000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color="#000000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color="#000000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color="#000000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color="#000000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color="#000000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color="#000000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color="#000000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color="#000000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color="#000000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color="#000000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color="#000000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color="#000000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color="#000000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color="#000000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color="#000000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color="#000000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color="#000000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color="#000000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color="#000000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color="#000000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color="#000000"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color="#000000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color="#000000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color="#000000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color="#000000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color="#000000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color="#000000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color="#000000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color="#000000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color="#000000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color="#000000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color="#000000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fo:color="#000000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color="#000000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color="#000000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color="#000000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color="#000000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color="#000000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color="#000000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color="#000000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color="#000000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color="#000000"/>
    </style:style>
    <style:style style:name="TableCell2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color="#000000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color="#000000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fo:color="#000000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color="#000000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color="#000000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color="#000000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color="#000000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color="#000000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fo:color="#000000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color="#000000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color="#000000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fo:color="#000000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color="#000000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color="#000000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fo:color="#000000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color="#000000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color="#000000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fo:color="#000000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color="#000000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color="#000000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fo:color="#000000"/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color="#000000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color="#000000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fo:color="#000000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color="#000000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color="#000000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fo:color="#000000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color="#000000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color="#000000"/>
    </style:style>
    <style:style style:name="TableCell3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color="#000000"/>
    </style:style>
    <style:style style:name="TableCell3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color="#000000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color="#000000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color="#000000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color="#000000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color="#000000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fo:color="#000000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color="#000000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color="#000000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fo:color="#000000"/>
    </style:style>
    <style:style style:name="TableCell3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color="#000000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color="#000000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fo:color="#000000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color="#000000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color="#000000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fo:color="#000000"/>
    </style:style>
    <style:style style:name="TableCell3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color="#000000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color="#000000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fo:color="#000000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ecific Node</text:p>
          </table:table-cell>
          <table:table-cell table:style-name="TableCell8">
            <text:p text:style-name="P9">Visit Method</text:p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Program</text:p>
          </table:table-cell>
          <table:table-cell table:style-name="TableCell15">
            <text:p text:style-name="P16">x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DeclarationList</text:p>
          </table:table-cell>
          <table:table-cell table:style-name="TableCell22">
            <text:p text:style-name="P23">x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VarDeclaration</text:p>
          </table:table-cell>
          <table:table-cell table:style-name="TableCell29">
            <text:p text:style-name="P30">x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onstList*</text:p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nstDeclaration</text:p>
          </table:table-cell>
          <table:table-cell table:style-name="TableCell43">
            <text:p text:style-name="P44">x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aramDeclaration</text:p>
          </table:table-cell>
          <table:table-cell table:style-name="TableCell50">
            <text:p text:style-name="P51">x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ProcDeclaration</text:p>
          </table:table-cell>
          <table:table-cell table:style-name="TableCell57">
            <text:p text:style-name="P58">x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ProcStatement</text:p>
          </table:table-cell>
          <table:table-cell table:style-name="TableCell64">
            <text:p text:style-name="P65">x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ProcVar</text:p>
          </table:table-cell>
          <table:table-cell table:style-name="TableCell71">
            <text:p text:style-name="P72">x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ProcConst</text:p>
          </table:table-cell>
          <table:table-cell table:style-name="TableCell78">
            <text:p text:style-name="P79">x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ProcParam</text:p>
          </table:table-cell>
          <table:table-cell table:style-name="TableCell85">
            <text:p text:style-name="P86">x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StatementList</text:p>
          </table:table-cell>
          <table:table-cell table:style-name="TableCell92">
            <text:p text:style-name="P93">X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Assignment</text:p>
          </table:table-cell>
          <table:table-cell table:style-name="TableCell99">
            <text:p text:style-name="P100">X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If</text:p>
          </table:table-cell>
          <table:table-cell table:style-name="TableCell106">
            <text:p text:style-name="P107">X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Then</text:p>
          </table:table-cell>
          <table:table-cell table:style-name="TableCell113">
            <text:p text:style-name="P114">X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ElseIf</text:p>
          </table:table-cell>
          <table:table-cell table:style-name="TableCell120">
            <text:p text:style-name="P121">X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Else</text:p>
          </table:table-cell>
          <table:table-cell table:style-name="TableCell127">
            <text:p text:style-name="P128">X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Loop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For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Do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CallStatement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CallExpression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Identifier</text:p>
          </table:table-cell>
          <table:table-cell table:style-name="TableCell169">
            <text:p text:style-name="P170">X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IntLiteral</text:p>
          </table:table-cell>
          <table:table-cell table:style-name="TableCell176">
            <text:p text:style-name="P177">X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StrLiteral</text:p>
          </table:table-cell>
          <table:table-cell table:style-name="TableCell183">
            <text:p text:style-name="P184">X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List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Type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ListType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True</text:p>
          </table:table-cell>
          <table:table-cell table:style-name="TableCell211">
            <text:p text:style-name="P212">X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False</text:p>
          </table:table-cell>
          <table:table-cell table:style-name="TableCell218">
            <text:p text:style-name="P219">X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Neg</text:p>
          </table:table-cell>
          <table:table-cell table:style-name="TableCell225">
            <text:p text:style-name="P226">X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Not</text:p>
          </table:table-cell>
          <table:table-cell table:style-name="TableCell232">
            <text:p text:style-name="P233">X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And</text:p>
          </table:table-cell>
          <table:table-cell table:style-name="TableCell239">
            <text:p text:style-name="P240">X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Or</text:p>
          </table:table-cell>
          <table:table-cell table:style-name="TableCell246">
            <text:p text:style-name="P247">X</text:p>
          </table:table-cell>
          <table:table-cell table:style-name="TableCell248">
            <text:p text:style-name="P249"/>
          </table:table-cell>
        </table:table-row>
        <text:soft-page-break/>
        <table:table-row table:style-name="TableRow250">
          <table:table-cell table:style-name="TableCell251">
            <text:p text:style-name="P252">Xor</text:p>
          </table:table-cell>
          <table:table-cell table:style-name="TableCell253">
            <text:p text:style-name="P254">X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Equal</text:p>
          </table:table-cell>
          <table:table-cell table:style-name="TableCell260">
            <text:p text:style-name="P261">X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BoolIneq</text:p>
          </table:table-cell>
          <table:table-cell table:style-name="TableCell267">
            <text:p text:style-name="P268">X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LessEq</text:p>
          </table:table-cell>
          <table:table-cell table:style-name="TableCell274">
            <text:p text:style-name="P275">X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Less</text:p>
          </table:table-cell>
          <table:table-cell table:style-name="TableCell281">
            <text:p text:style-name="P282">X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More</text:p>
          </table:table-cell>
          <table:table-cell table:style-name="TableCell288">
            <text:p text:style-name="P289">X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MoreEq</text:p>
          </table:table-cell>
          <table:table-cell table:style-name="TableCell295">
            <text:p text:style-name="P296">X</text:p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Plus</text:p>
          </table:table-cell>
          <table:table-cell table:style-name="TableCell302">
            <text:p text:style-name="P303">X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Mul</text:p>
          </table:table-cell>
          <table:table-cell table:style-name="TableCell309">
            <text:p text:style-name="P310">X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Div</text:p>
          </table:table-cell>
          <table:table-cell table:style-name="TableCell316">
            <text:p text:style-name="P317">X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Rem</text:p>
          </table:table-cell>
          <table:table-cell table:style-name="TableCell323">
            <text:p text:style-name="P324">X</text:p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Exit</text:p>
          </table:table-cell>
          <table:table-cell table:style-name="TableCell330">
            <text:p text:style-name="P331">X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Return</text:p>
          </table:table-cell>
          <table:table-cell table:style-name="TableCell337">
            <text:p text:style-name="P338">X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Expression</text:p>
          </table:table-cell>
          <table:table-cell table:style-name="TableCell344">
            <text:p text:style-name="P345">X</text:p>
          </table:table-cell>
          <table:table-cell table:style-name="TableCell346">
            <text:p text:style-name="P34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Javier Rodríguez Mota</dc:creator>
    <meta:creation-date>2019-11-12T18:05:00Z</meta:creation-date>
    <dc:date>2019-11-20T21:30:00Z</dc:date>
    <meta:template xlink:href="Normal.dotm" xlink:type="simple"/>
    <meta:editing-cycles>14</meta:editing-cycles>
    <meta:editing-duration>PT70620S</meta:editing-duration>
    <meta:document-statistic meta:page-count="2" meta:paragraph-count="1" meta:word-count="89" meta:character-count="601" meta:row-count="4" meta:non-whitespace-character-count="513"/>
  </office:meta>
</office:document-meta>
</file>